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bd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pathlib import Path</text:p>
      <text:p text:style-name="Standard">import os</text:p>
      <text:p text:style-name="Standard">from django.contrib.messages import constants</text:p>
      <text:p text:style-name="Standard"/>
      <text:p text:style-name="Standard"/>
      <text:p text:style-name="Standard"># Build paths inside the project like this: BASE_DIR / 'subdir'.</text:p>
      <text:p text:style-name="Standard">BASE_DIR = Path(__file__).resolve().parent.parent.parent</text:p>
      <text:p text:style-name="Standard"/>
      <text:p text:style-name="Standard"/>
      <text:p text:style-name="Standard"># Quick-start development settings - unsuitable for production</text:p>
      <text:p text:style-name="Standard"># See https://docs.djangoproject.com/en/4.0/howto/deployment/checklist/</text:p>
      <text:p text:style-name="Standard"/>
      <text:p text:style-name="Standard"># SECURITY WARNING: keep the secret key used in production secret!</text:p>
      <text:p text:style-name="Standard">SECRET_KEY = 'django-insecure-2l#n&amp;^1q7w%f8n-p-6$vbpuci0b2e_$*y3fu&amp;g)@(uw+r-@s(a'</text:p>
      <text:p text:style-name="Standard"/>
      <text:p text:style-name="Standard"># SECURITY WARNING: don't run with debug turned on in production!</text:p>
      <text:p text:style-name="Standard">DEBUG = True</text:p>
      <text:p text:style-name="Standard"/>
      <text:p text:style-name="Standard">ALLOWED_HOSTS = ['18.208.108.27','127.0.0.1','sistransportslog.tech']</text:p>
      <text:p text:style-name="Standard"/>
      <text:p text:style-name="P1">CSRF_TRUSTED_ORIGINS = ['http://18.208.108.27','sistransportslog.tech','http://sistransportslog.tech','https://sistransportslog.tech']</text:p>
      <text:p text:style-name="Standard"/>
      <text:p text:style-name="Standard"/>
      <text:p text:style-name="Standard"># Application definition</text:p>
      <text:p text:style-name="Standard"/>
      <text:p text:style-name="Standard">INSTALLED_APPS = [</text:p>
      <text:p text:style-name="Standard"><text:s text:c="4"/>'django.contrib.admin',</text:p>
      <text:p text:style-name="Standard"><text:s text:c="4"/>'django.contrib.auth',</text:p>
      <text:p text:style-name="Standard"><text:s text:c="4"/>'django.contrib.contenttypes',</text:p>
      <text:p text:style-name="Standard"><text:s text:c="4"/>'django.contrib.sessions',</text:p>
      <text:p text:style-name="Standard"><text:s text:c="4"/>'django.contrib.messages',</text:p>
      <text:p text:style-name="Standard"><text:s text:c="4"/>'django.contrib.staticfiles',</text:p>
      <text:p text:style-name="Standard"><text:s text:c="4"/>#Apps de terceiros</text:p>
      <text:p text:style-name="Standard"><text:s text:c="4"/>'bootstrapform',</text:p>
      <text:p text:style-name="Standard"><text:s text:c="4"/>'report_builder',</text:p>
      <text:p text:style-name="Standard"><text:s text:c="4"/>'nested_admin',</text:p>
      <text:p text:style-name="Standard"><text:s text:c="4"/>#Meus apps</text:p>
      <text:p text:style-name="Standard"><text:s text:c="4"/>'principal',</text:p>
      <text:p text:style-name="Standard"><text:s text:c="4"/>'usuarios',</text:p>
      <text:p text:style-name="Standard"><text:s text:c="4"/>'enderecos',</text:p>
      <text:p text:style-name="Standard"><text:s text:c="4"/>'contatos',</text:p>
      <text:p text:style-name="Standard">'parceiros',</text:p>
      <text:p text:style-name="Standard">'operacional',</text:p>
      <text:p text:style-name="Standard">'comercial',</text:p>
      <text:p text:style-name="Standard">'faturamento',</text:p>
      <text:p text:style-name="Standard">]</text:p>
      <text:p text:style-name="Standard"/>
      <text:p text:style-name="Standard">MIDDLEWARE = [</text:p>
      <text:p text:style-name="Standard">'django.middleware.security.SecurityMiddleware',</text:p>
      <text:p text:style-name="Standard">'django.contrib.sessions.middleware.SessionMiddleware',</text:p>
      <text:p text:style-name="Standard"><text:soft-page-break/>'django.middleware.common.CommonMiddleware',</text:p>
      <text:p text:style-name="Standard">'django.middleware.csrf.CsrfViewMiddleware',</text:p>
      <text:p text:style-name="Standard">'django.contrib.auth.middleware.AuthenticationMiddleware',</text:p>
      <text:p text:style-name="Standard">'django.contrib.messages.middleware.MessageMiddleware',</text:p>
      <text:p text:style-name="Standard">'django.middleware.clickjacking.XFrameOptionsMiddleware',</text:p>
      <text:p text:style-name="Standard">]</text:p>
      <text:p text:style-name="Standard"/>
      <text:p text:style-name="Standard">ROOT_URLCONF = 'SisTransports.urls'</text:p>
      <text:p text:style-name="Standard"/>
      <text:p text:style-name="Standard">TEMPLATES = [</text:p>
      <text:p text:style-name="Standard">{</text:p>
      <text:p text:style-name="Standard">'BACKEND': 'django.template.backends.django.DjangoTemplates',</text:p>
      <text:p text:style-name="Standard">'DIRS': [os.path.join(BASE_DIR, 'templates')],</text:p>
      <text:p text:style-name="Standard">'APP_DIRS': True,</text:p>
      <text:p text:style-name="Standard">'OPTIONS': {</text:p>
      <text:p text:style-name="Standard">'context_processors': [</text:p>
      <text:p text:style-name="Standard">'django.template.context_processors.debug',</text:p>
      <text:p text:style-name="Standard">'django.template.context_processors.request',</text:p>
      <text:p text:style-name="Standard">'django.contrib.auth.context_processors.auth',</text:p>
      <text:p text:style-name="Standard">'django.contrib.messages.context_processors.messages',</text:p>
      <text:p text:style-name="Standard">],</text:p>
      <text:p text:style-name="Standard">},</text:p>
      <text:p text:style-name="Standard">},</text:p>
      <text:p text:style-name="Standard">]</text:p>
      <text:p text:style-name="Standard"/>
      <text:p text:style-name="Standard">WSGI_APPLICATION = 'SisTransports.wsgi.application'</text:p>
      <text:p text:style-name="Standard"/>
      <text:p text:style-name="Standard"/>
      <text:p text:style-name="Standard"># Database</text:p>
      <text:p text:style-name="Standard"># https://docs.djangoproject.com/en/4.0/ref/settings/#databases</text:p>
      <text:p text:style-name="Standard"/>
      <text:p text:style-name="Standard">DATABASES = {</text:p>
      <text:p text:style-name="Standard">'default': {</text:p>
      <text:p text:style-name="Standard">'ENGINE': 'django.db.backends.sqlite3',</text:p>
      <text:p text:style-name="Standard">'NAME': BASE_DIR / 'db.sqlite3',</text:p>
      <text:p text:style-name="Standard">}</text:p>
      <text:p text:style-name="Standard">}</text:p>
      <text:p text:style-name="Standard"/>
      <text:p text:style-name="Standard"/>
      <text:p text:style-name="Standard"># Password validation</text:p>
      <text:p text:style-name="Standard"># https://docs.djangoproject.com/en/4.0/ref/settings/#auth-password-validators</text:p>
      <text:p text:style-name="Standard"/>
      <text:p text:style-name="Standard">AUTH_PASSWORD_VALIDATORS = [</text:p>
      <text:p text:style-name="Standard">{</text:p>
      <text:p text:style-name="Standard">'NAME': 'django.contrib.auth.password_validation.UserAttributeSimilarityValidator',</text:p>
      <text:p text:style-name="Standard">},</text:p>
      <text:p text:style-name="Standard">{</text:p>
      <text:p text:style-name="Standard">'NAME': 'django.contrib.auth.password_validation.MinimumLengthValidator',</text:p>
      <text:p text:style-name="Standard">},</text:p>
      <text:p text:style-name="Standard">{</text:p>
      <text:p text:style-name="Standard">'NAME': 'django.contrib.auth.password_validation.CommonPasswordValidator',</text:p>
      <text:p text:style-name="Standard">},</text:p>
      <text:p text:style-name="Standard"><text:soft-page-break/>{</text:p>
      <text:p text:style-name="Standard">'NAME': 'django.contrib.auth.password_validation.NumericPasswordValidator',</text:p>
      <text:p text:style-name="Standard">},</text:p>
      <text:p text:style-name="Standard">]</text:p>
      <text:p text:style-name="Standard"/>
      <text:p text:style-name="Standard"/>
      <text:p text:style-name="Standard"># Internationalization</text:p>
      <text:p text:style-name="Standard"># https://docs.djangoproject.com/en/4.0/topics/i18n/</text:p>
      <text:p text:style-name="Standard"/>
      <text:p text:style-name="Standard">LANGUAGE_CODE = 'pt-br'</text:p>
      <text:p text:style-name="Standard"/>
      <text:p text:style-name="Standard">TIME_ZONE = 'America/Sao_Paulo'</text:p>
      <text:p text:style-name="Standard"/>
      <text:p text:style-name="Standard">USE_I18N = True</text:p>
      <text:p text:style-name="Standard"/>
      <text:p text:style-name="Standard">USE_TZ = True</text:p>
      <text:p text:style-name="Standard"/>
      <text:p text:style-name="Standard"># Static files (CSS, JavaScript, Images)</text:p>
      <text:p text:style-name="Standard"># https://docs.djangoproject.com/en/4.0/howto/static-files/</text:p>
      <text:p text:style-name="Standard"/>
      <text:p text:style-name="Standard">STATIC_URL = 'home/ubuntu/venv/SisTransports/SisTransports/staticfiles/'</text:p>
      <text:p text:style-name="Standard">STATICFILES_DIRS = (os.path.join(BASE_DIR,'staticfiles'),)</text:p>
      <text:p text:style-name="Standard">STATIC_ROOT = BASE_DIR / 'staticfiles'</text:p>
      <text:p text:style-name="Standard"/>
      <text:p text:style-name="Standard">MEDIA_URL='/media/'</text:p>
      <text:p text:style-name="Standard">MEDIA_ROOT = os.path.join(BASE_DIR,'media')</text:p>
      <text:p text:style-name="Standard"/>
      <text:p text:style-name="Standard"># Default primary key field type</text:p>
      <text:p text:style-name="Standard"># https://docs.djangoproject.com/en/4.0/ref/settings/#default-auto-field</text:p>
      <text:p text:style-name="Standard"/>
      <text:p text:style-name="Standard">DEFAULT_AUTO_FIELD = 'django.db.models.BigAutoField'</text:p>
      <text:p text:style-name="Standard"/>
      <text:p text:style-name="Standard">AUTH_USER_MODEL = 'usuarios.Usuarios'</text:p>
      <text:p text:style-name="Standard"/>
      <text:p text:style-name="Standard"># Mensagens Django</text:p>
      <text:p text:style-name="Standard"/>
      <text:p text:style-name="Standard">MESSAGE_TAGS = {</text:p>
      <text:p text:style-name="Standard">constants.DEBUG:'alert-primary',</text:p>
      <text:p text:style-name="Standard">constants.ERROR:'alert-danger',</text:p>
      <text:p text:style-name="Standard">constants.SUCCESS:'alert-success',</text:p>
      <text:p text:style-name="Standard">constants.INFO:'alert-info',</text:p>
      <text:p text:style-name="Standard">constants.WARNING:'alert-warning'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9:18:03.843455231</meta:creation-date>
    <dc:date>2024-06-10T21:45:21.994914321</dc:date>
    <meta:editing-duration>PT2H13M49S</meta:editing-duration>
    <meta:editing-cycles>2</meta:editing-cycles>
    <meta:generator>LibreOffice/24.2.3.2$Linux_X86_64 LibreOffice_project/420$Build-2</meta:generator>
    <meta:document-statistic meta:table-count="0" meta:image-count="0" meta:object-count="0" meta:page-count="3" meta:paragraph-count="110" meta:word-count="245" meta:character-count="3508" meta:non-whitespace-character-count="3313"/>
  </office:meta>
</office:document-meta>
</file>